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irst_20_line_20_indent">
      <style:text-properties officeooo:rsid="00305e5e" officeooo:paragraph-rsid="00305e5e"/>
    </style:style>
    <style:style style:name="P2" style:family="paragraph" style:parent-style-name="First_20_line_20_indent">
      <style:text-properties officeooo:rsid="00319f7b" officeooo:paragraph-rsid="00319f7b"/>
    </style:style>
    <style:style style:name="P3" style:family="paragraph" style:parent-style-name="First_20_line_20_indent">
      <style:text-properties officeooo:rsid="00321d17" officeooo:paragraph-rsid="00321d17"/>
    </style:style>
    <style:style style:name="P4" style:family="paragraph" style:parent-style-name="First_20_line_20_indent">
      <style:text-properties officeooo:rsid="003331e7" officeooo:paragraph-rsid="003331e7"/>
    </style:style>
    <style:style style:name="P5" style:family="paragraph" style:parent-style-name="First_20_line_20_indent">
      <style:text-properties officeooo:rsid="0034e730" officeooo:paragraph-rsid="0034e730"/>
    </style:style>
    <style:style style:name="P6" style:family="paragraph" style:parent-style-name="First_20_line_20_indent">
      <style:text-properties officeooo:rsid="0036bdd2" officeooo:paragraph-rsid="0036bdd2"/>
    </style:style>
    <style:style style:name="P7" style:family="paragraph" style:parent-style-name="First_20_line_20_indent">
      <style:text-properties officeooo:rsid="0038b8a5" officeooo:paragraph-rsid="0038b8a5"/>
    </style:style>
    <style:style style:name="P8" style:family="paragraph" style:parent-style-name="First_20_line_20_indent">
      <style:text-properties fo:language="ru" fo:country="RU" officeooo:rsid="003ad74c" officeooo:paragraph-rsid="003ad74c"/>
    </style:style>
    <style:style style:name="P9" style:family="paragraph" style:parent-style-name="First_20_line_20_indent">
      <style:text-properties fo:language="ru" fo:country="RU" officeooo:rsid="003b99ea" officeooo:paragraph-rsid="003b99ea"/>
    </style:style>
    <style:style style:name="P10" style:family="paragraph" style:parent-style-name="First_20_line_20_indent">
      <style:text-properties fo:language="ru" fo:country="RU" officeooo:rsid="003ccbd4" officeooo:paragraph-rsid="003ccbd4"/>
    </style:style>
    <style:style style:name="P11" style:family="paragraph" style:parent-style-name="First_20_line_20_indent">
      <style:text-properties fo:language="ru" fo:country="RU" officeooo:rsid="003eb754" officeooo:paragraph-rsid="003eb754"/>
    </style:style>
    <style:style style:name="P12" style:family="paragraph" style:parent-style-name="First_20_line_20_indent">
      <style:text-properties fo:language="ru" fo:country="RU" officeooo:rsid="003feb88" officeooo:paragraph-rsid="003feb88"/>
    </style:style>
    <style:style style:name="P13" style:family="paragraph" style:parent-style-name="First_20_line_20_indent">
      <style:text-properties officeooo:rsid="0043a23c" officeooo:paragraph-rsid="0043a23c"/>
    </style:style>
    <style:style style:name="P14" style:family="paragraph" style:parent-style-name="First_20_line_20_indent">
      <style:text-properties officeooo:rsid="0043f76f" officeooo:paragraph-rsid="0043f76f"/>
    </style:style>
    <style:style style:name="P15" style:family="paragraph" style:parent-style-name="First_20_line_20_indent">
      <style:text-properties officeooo:rsid="0044f3ef" officeooo:paragraph-rsid="0044f3ef"/>
    </style:style>
    <style:style style:name="P16" style:family="paragraph" style:parent-style-name="First_20_line_20_indent">
      <style:text-properties officeooo:rsid="00460374" officeooo:paragraph-rsid="00460374"/>
    </style:style>
    <style:style style:name="P17" style:family="paragraph" style:parent-style-name="First_20_line_20_indent">
      <style:text-properties officeooo:rsid="00463087" officeooo:paragraph-rsid="00463087"/>
    </style:style>
    <style:style style:name="P18" style:family="paragraph" style:parent-style-name="First_20_line_20_indent">
      <style:text-properties officeooo:rsid="004649b0" officeooo:paragraph-rsid="004649b0"/>
    </style:style>
    <style:style style:name="P19" style:family="paragraph" style:parent-style-name="First_20_line_20_indent">
      <style:text-properties officeooo:paragraph-rsid="00491165"/>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First_20_line_20_indent">
      <style:text-properties style:font-name="Arial Unicode MS" fo:font-size="10pt" fo:language="ru" fo:country="RU" officeooo:rsid="00491165" officeooo:paragraph-rsid="00491165"/>
    </style:style>
    <style:style style:name="P22" style:family="paragraph" style:parent-style-name="First_20_line_20_indent">
      <style:text-properties officeooo:rsid="00491165" officeooo:paragraph-rsid="00491165"/>
    </style:style>
    <style:style style:name="P23" style:family="paragraph" style:parent-style-name="First_20_line_20_indent">
      <style:text-properties officeooo:rsid="004aaa1e" officeooo:paragraph-rsid="004aaa1e"/>
    </style:style>
    <style:style style:name="P24" style:family="paragraph" style:parent-style-name="First_20_line_20_indent">
      <style:text-properties officeooo:paragraph-rsid="004aaa1e"/>
    </style:style>
    <style:style style:name="P25" style:family="paragraph" style:parent-style-name="Heading_20_3">
      <style:paragraph-properties fo:text-align="center" style:justify-single-word="false"/>
    </style:style>
    <style:style style:name="T1" style:family="text">
      <style:text-properties officeooo:rsid="000a1058"/>
    </style:style>
    <style:style style:name="T2" style:family="text">
      <style:text-properties officeooo:rsid="000b002d"/>
    </style:style>
    <style:style style:name="T3" style:family="text">
      <style:text-properties officeooo:rsid="000d080a"/>
    </style:style>
    <style:style style:name="T4" style:family="text">
      <style:text-properties officeooo:rsid="0010af95"/>
    </style:style>
    <style:style style:name="T5" style:family="text">
      <style:text-properties officeooo:rsid="0013d50c"/>
    </style:style>
    <style:style style:name="T6" style:family="text">
      <style:text-properties officeooo:rsid="00156778"/>
    </style:style>
    <style:style style:name="T7" style:family="text">
      <style:text-properties officeooo:rsid="0017d65f"/>
    </style:style>
    <style:style style:name="T8" style:family="text">
      <style:text-properties officeooo:rsid="001996c6"/>
    </style:style>
    <style:style style:name="T9" style:family="text">
      <style:text-properties officeooo:rsid="001a1446"/>
    </style:style>
    <style:style style:name="T10" style:family="text">
      <style:text-properties officeooo:rsid="001bbe8f"/>
    </style:style>
    <style:style style:name="T11" style:family="text">
      <style:text-properties officeooo:rsid="001dd70c"/>
    </style:style>
    <style:style style:name="T12" style:family="text">
      <style:text-properties officeooo:rsid="00216b29"/>
    </style:style>
    <style:style style:name="T13" style:family="text">
      <style:text-properties officeooo:rsid="0023441d"/>
    </style:style>
    <style:style style:name="T14" style:family="text">
      <style:text-properties officeooo:rsid="00263861"/>
    </style:style>
    <style:style style:name="T15" style:family="text">
      <style:text-properties officeooo:rsid="002997d8"/>
    </style:style>
    <style:style style:name="T16" style:family="text">
      <style:text-properties officeooo:rsid="002a7ce8"/>
    </style:style>
    <style:style style:name="T17" style:family="text">
      <style:text-properties officeooo:rsid="0030fa71"/>
    </style:style>
    <style:style style:name="T18" style:family="text">
      <style:text-properties officeooo:rsid="003331e7"/>
    </style:style>
    <style:style style:name="T19" style:family="text">
      <style:text-properties officeooo:rsid="0036bdd2"/>
    </style:style>
    <style:style style:name="T20" style:family="text">
      <style:text-properties officeooo:rsid="003eb754"/>
    </style:style>
    <style:style style:name="T21" style:family="text">
      <style:text-properties officeooo:rsid="003feb88"/>
    </style:style>
    <style:style style:name="T22" style:family="text">
      <style:text-properties officeooo:rsid="0043a23c"/>
    </style:style>
    <style:style style:name="T23" style:family="text">
      <style:text-properties officeooo:rsid="00463087"/>
    </style:style>
    <style:style style:name="T24" style:family="text">
      <style:text-properties officeooo:rsid="004649b0"/>
    </style:style>
    <style:style style:name="T25" style:family="text">
      <style:text-properties officeooo:rsid="00472264"/>
    </style:style>
    <style:style style:name="T26" style:family="text">
      <style:text-properties officeooo:rsid="0047c0ea"/>
    </style:style>
    <style:style style:name="T27" style:family="text">
      <style:text-properties fo:language="ru" fo:country="RU" officeooo:rsid="00491165"/>
    </style:style>
    <style:style style:name="T28" style:family="text">
      <style:text-properties style:font-name="Arial Unicode MS" fo:font-size="10pt" fo:language="ru" fo:country="RU"/>
    </style:style>
    <style:style style:name="T29" style:family="text">
      <style:text-properties style:font-name="Arial Unicode MS" fo:font-size="10pt" fo:language="ru" fo:country="RU" officeooo:rsid="00491165"/>
    </style:style>
    <style:style style:name="T30" style:family="text">
      <style:text-properties style:font-name="Arial Unicode MS" fo:font-size="10pt" fo:language="ru" fo:country="RU" officeooo:rsid="00498c11"/>
    </style:style>
    <style:style style:name="T31" style:family="text">
      <style:text-properties style:font-name="Arial Unicode MS" fo:font-size="10pt" fo:language="ru" fo:country="RU" officeooo:rsid="004aaa1e"/>
    </style:style>
    <style:style style:name="T32" style:family="text">
      <style:text-properties style:font-name="Arial Unicode MS" fo:font-size="10pt" fo:language="ru" fo:country="RU" officeooo:rsid="004b01c6"/>
    </style:style>
    <style:style style:name="T33" style:family="text">
      <style:text-properties officeooo:rsid="00498c1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0"><text:a xlink:type="simple" xlink:href="#__RefHeading___Toc566_1746079646" text:style-name="Index_20_Link" text:visited-style-name="Index_20_Link">Глава 1<text:tab/>1</text:a></text:p>
          <text:p text:style-name="P20"><text:a xlink:type="simple" xlink:href="#__RefHeading___Toc568_1746079646" text:style-name="Index_20_Link" text:visited-style-name="Index_20_Link">Глава 2<text:tab/>10</text:a></text:p>
          <text:p text:style-name="P20"><text:a xlink:type="simple" xlink:href="#__RefHeading___Toc570_1746079646" text:style-name="Index_20_Link" text:visited-style-name="Index_20_Link">Глава 3<text:tab/>18</text:a></text:p>
        </text:index-body>
      </text:table-of-content>
      <text:h text:style-name="P25" text:outline-level="3"/>
      <text:h text:style-name="P25" text:outline-level="3"><text:bookmark-start text:name="__RefHeading___Toc566_1746079646"/>Глава 1<text:bookmark-end text:name="__RefHeading___Toc566_1746079646"/></text:h>
      <text:p text:style-name="First_20_line_20_indent">Гондола дирижабля дрогнула и окончательно остановилась над небольшой площадкой метрах в трёх внизу.</text:p>
      <text:p text:style-name="First_20_line_20_indent">- Ну, наконец-то добрались, - недовольным тоном кто-то озвучил мои мысли.</text:p>
      <text:p text:style-name="First_20_line_20_indent">- А… как спускаться?</text:p>
      <text:p text:style-name="First_20_line_20_indent">- Новенькая? - без особого интереса спросил у меня недовольный пассажир.</text:p>
      <text:p text:style-name="First_20_line_20_indent">- Угу.</text:p>
      <text:p text:style-name="First_20_line_20_indent">Я почувствовала, как краснею.</text:p>
      <text:p text:style-name="First_20_line_20_indent">- Да ладно, не заморачивайся! - он хлопнул меня по плечу и, подхватив свой чемодан, прыгнул вниз.</text:p>
      <text:p text:style-name="First_20_line_20_indent">Его примеру последовали и остальные немногочисленные попутчики. Они, словно погрузившись в воду, медленно опускались по воздуху, мягко приземляясь на помост. Набрав в грудь воздуха и задержав дыхание, прыгнула и я, крепко сжимая в руках свою сумку. Ощущения были необычные. Не чувствовалось никакого сопротивления, но тем не менее, я не падала, а именно неспешно спускалась.</text:p>
      <text:p text:style-name="First_20_line_20_indent">Коснувшись ногами земли, я оглянулась, но дирижабль уже стремительно набирал высоту, так что смотреть-то особо было не на что. Теперь можно было осмотреться.</text:p>
      <text:p text:style-name="First_20_line_20_indent">Ну, обычный пригород. Клетки участков земли, небольшие строения (я уже знала, что тут запрещено строить большие здания) да единственная дорога, ведущая к стенам города. Люди растянулись цепочкой и неспешно тащили свои вещи, а мне не терпелось, и я почти бегом припустила вперёд. Может, и зря.</text:p>
      <text:p text:style-name="First_20_line_20_indent">Ворота были открыты, из-за них слышался звон металла и какие-то взрывы. Внутри шёл настоящий бой. С десяток местных (их можно было узнать по форменной одежде) отбивались от гораздо более многочисленной толпы каких-то людей в грязно-серой униформе. И бой был явно нешуточный, на земле уже валялось несколько тел. Чего-чего, а такого я никак не ожидала.</text:p>
      <text:p text:style-name="First_20_line_20_indent">Бросив сумку, я побежала к крайнему местному (на него набросилось сразу шесть человек) и , добежав, использовала единственное известное мне боевое заклинание воздушной волны.</text:p>
      <text:p text:style-name="First_20_line_20_indent">Кто не в курсе, это выглядело так: я встала за спиной ближайшего противника, собрала внутренне энергию (это как будто мысленно притягиваешь к себе воздух вокруг), а потом отбросила её от себя в разные стороны. Нападавшие разлетелись от того, кому я хотела помочь и… остались лежать. Странно, заклинание-то слабенькое, неужели они уже были настолько ослаблены?.. Как только я пришла в себя, я побежала к другому человеку и повторила манёвр. И снова отлетевшие упали и больше не поднялись. <text:span text:style-name="T1">Отдышавшись (применение заклинания всё же не так просто обходится тому, </text:span><text:soft-page-break/><text:span text:style-name="T1">кто его использует), я побежала было к третьему, но тут раздался вой сирены, и послышался громкий голос.</text:span></text:p>
      <text:p text:style-name="First_20_line_20_indent">- <text:span text:style-name="T1">Учения окончены, всем спасибо. Участникам явиться за получением награды.</text:span></text:p>
      <text:p text:style-name="First_20_line_20_indent">«<text:span text:style-name="T1">Учения?!»</text:span></text:p>
      <text:p text:style-name="First_20_line_20_indent">Я присмотрелась. Нападавшие, словно манекены, лежали неподвижно, кожа их была землисто-серого цвета, мало отличаясь от цвета одежды, разве что чуть светлее, и черты лица <text:s/>были какие-то… ненатуральные.</text:p>
      <text:p text:style-name="First_20_line_20_indent">Я почувствовала досаду. Повела себя как дура, влезла, куда не следовало, ладно ещё сама по голове не отхватила. Но никто мне и слова не сказал, даже не посмотрел в мою сторону. Отряхиваясь, поднимая с земли куртки да какие-то палки, народ неспешно двигался в сторону большого здания метрах в ста от места битвы. Подхватив свою сумку (о которую кто-то уже успел споткнуться), я последовала за ними. <text:span text:style-name="T2">А навстречу нам уже размеренно двигался отряд людей в плащах типа химзащиты, четверо шли с носилками. Вообще, улица наполнялась людьми, которые медленно прогуливались туда-сюда, казалось бы совершенно бесцельно. Такое чувство, что тут вообще НИКТО НИКУДА не торопится. Это, кстати, раздражало, даже очень.</text:span></text:p>
      <text:p text:style-name="First_20_line_20_indent">Но внутри здания, куда зашли воевавшие, всё было совсем иначе. Тут царила суматоха, гул от многочисленных голосов, многие из которых были недовольные, а пара явно хвастливых, отражался эхом от стен и долбил по ушам. Но очень быстро толпа рассосалась, большой зал практически опустел, лишь пара парней осталась стоять у окошек в дальней стене, да какой-то мальчишка бегал повсюду, высматривая что-то на полу, который был усеян бумажками и какими-то конфетами, по крайней мере, мне так показалось.</text:p>
      <text:p text:style-name="First_20_line_20_indent">Я подняла одну. Да, по виду это было именно конфетой. А мальчишка подобрал что-то размером с пачку мыла, и с радостным вскриком побежал к выходу мимо меня.</text:p>
      <text:p text:style-name="First_20_line_20_indent">- <text:span text:style-name="T3">Стой! - я еле успела поймать его за руку.</text:span></text:p>
      <text:p text:style-name="First_20_line_20_indent">Выдернув её из моей, он остановился и, насупившись, спросил.</text:p>
      <text:p text:style-name="First_20_line_20_indent">- Ну, чего тебе?</text:p>
      <text:p text:style-name="First_20_line_20_indent">- А… что тут было?</text:p>
      <text:p text:style-name="First_20_line_20_indent">- Обычные учения.</text:p>
      <text:p text:style-name="First_20_line_20_indent">- А это что? - я указала на пол.</text:p>
      <text:p text:style-name="First_20_line_20_indent">Мальчишка фыркнул.</text:p>
      <text:p text:style-name="First_20_line_20_indent">- Новенькая, что ли?</text:p>
      <text:p text:style-name="First_20_line_20_indent">Он оценивающе оглядел меня.</text:p>
      <text:p text:style-name="First_20_line_20_indent">- Ну да, ну да… Это тому, кто заработал мало баллов.</text:p>
      <text:p text:style-name="First_20_line_20_indent">- Конфеты?</text:p>
      <text:p text:style-name="First_20_line_20_indent">- Угу.</text:p>
      <text:p text:style-name="First_20_line_20_indent">- А что ж их выкинули-то?</text:p>
      <text:p text:style-name="First_20_line_20_indent">- Пф! Да нафиг они кому нужны!</text:p>
      <text:p text:style-name="First_20_line_20_indent"><text:soft-page-break/>- Ну, я б не отказалась.</text:p>
      <text:p text:style-name="First_20_line_20_indent">- Хи-хи, так бери! Их всё равно выкинут.</text:p>
      <text:p text:style-name="First_20_line_20_indent">- А ты что подобрал тогда?</text:p>
      <text:p text:style-name="First_20_line_20_indent">- Не твоё дело! - мальчишка напрягся на мгновение, но тут же снова расслабился, поняв, что отбирать у него никто ничего не будет. - Коробка это.</text:p>
      <text:p text:style-name="First_20_line_20_indent">- А что за коробка?.. Извини, что пристаю, просто мне действительно интересно.</text:p>
      <text:p text:style-name="First_20_line_20_indent">- Обычная таинственная коробка.</text:p>
      <text:p text:style-name="First_20_line_20_indent">- Магическая?</text:p>
      <text:p text:style-name="First_20_line_20_indent">- Угу.</text:p>
      <text:p text:style-name="First_20_line_20_indent">- А что внутри?</text:p>
      <text:p text:style-name="First_20_line_20_indent">- Кто знает? Может, мусор какой, а может, и полезное что-то. Кто их знает, этих магов, что они туда запихнули.</text:p>
      <text:p text:style-name="First_20_line_20_indent">- Так давай, откроем?</text:p>
      <text:p text:style-name="First_20_line_20_indent">- Да ну его! Я лучше продам её. Хоть и дёшево, да всяко дороже, чем хлам какой-нибудь.</text:p>
      <text:p text:style-name="First_20_line_20_indent">- А если ценное что?</text:p>
      <text:p text:style-name="First_20_line_20_indent">- Ага, прям ЩАС, - саркастически произнёс пацан. - Ладно, побёг я.</text:p>
      <text:p text:style-name="First_20_line_20_indent">- Угу, спасибо!</text:p>
      <text:p text:style-name="First_20_line_20_indent">Мальчишка фыркнул и выскочил за дверь.</text:p>
      <text:p text:style-name="First_20_line_20_indent">А я, зажав в кулаке подобранную конфету, пошла к окошкам.</text:p>
      <text:p text:style-name="First_20_line_20_indent"/>
      <text:p text:style-name="First_20_line_20_indent">Всего в стене было три окна, над первым красовалась надпись «Выдача заданий», над вторым было написано «Регистрация достижений», третье же оставалось безымянным и, кстати, закрытым. Разумеется, я пошла к нему.</text:p>
      <text:p text:style-name="First_20_line_20_indent">На мой стук не сразу но всё же достаточно быстро заслонку открыли, и появившаяся недовольная физиономия поинтересовалась, что мне надо.</text:p>
      <text:p text:style-name="First_20_line_20_indent">- Я пришла научиться магии, - собравшись духом выпалила я, мысленно замирая от того, как глупо звучит эта фраза.</text:p>
      <text:p text:style-name="First_20_line_20_indent">Человек за окошком хмыкнул и зашелестел бумагами.</text:p>
      <text:p text:style-name="First_20_line_20_indent"/>
      <text:p text:style-name="First_20_line_20_indent">- Имя!</text:p>
      <text:p text:style-name="First_20_line_20_indent">- Элизабет.</text:p>
      <text:p text:style-name="First_20_line_20_indent">- Фамилия!</text:p>
      <text:p text:style-name="First_20_line_20_indent">- Флайберг.</text:p>
      <text:p text:style-name="First_20_line_20_indent">- Флу…</text:p>
      <text:p text:style-name="First_20_line_20_indent"><text:soft-page-break/>- Флай!</text:p>
      <text:p text:style-name="First_20_line_20_indent">- Угу… Возраст!</text:p>
      <text:p text:style-name="First_20_line_20_indent">- Двадцать, - уверенно соврала я.</text:p>
      <text:p text:style-name="First_20_line_20_indent">- Хех!</text:p>
      <text:p text:style-name="First_20_line_20_indent">Он ещё немного пошуршал чем-то, затем протянул мне бланк.</text:p>
      <text:p text:style-name="First_20_line_20_indent">- Теперь и<text:span text:style-name="T4">ди к Мастеру, там тебя дооформят.</text:span></text:p>
      <text:p text:style-name="First_20_line_20_indent">- <text:span text:style-name="T4">А это где?</text:span></text:p>
      <text:p text:style-name="First_20_line_20_indent">Он махнул рукой, и в воздухе возник ряд полупрозрачных желтых стрелок, ведущих от окошка к выходу.</text:p>
      <text:p text:style-name="First_20_line_20_indent">- Спасибо!</text:p>
      <text:p text:style-name="First_20_line_20_indent">Я взглянула на бланк, что он мне дал. Там значилось «Эл.Флай, 25 лет»</text:p>
      <text:p text:style-name="First_20_line_20_indent">- Но тут… - Я обернулась обратно к окошку, но оно уже было закрыто.</text:p>
      <text:p text:style-name="First_20_line_20_indent">Между тем, ближайшие ко мне стрелки начали таять, так что мне ничего не оставалось, как пойти туда, куда они указывали.</text:p>
      <text:p text:style-name="First_20_line_20_indent"/>
      <text:p text:style-name="First_20_line_20_indent">Меня уже ждали. Ну, вообще-то, это понятно. Странно было бы не приготовиться заранее, если к твоему столу по воздуху какие-то стрелки ведут.</text:p>
      <text:p text:style-name="First_20_line_20_indent">- Итак, почему Вы решили приехать сюда?</text:p>
      <text:p text:style-name="First_20_line_20_indent">С места в карьер, подумала я.</text:p>
      <text:p text:style-name="First_20_line_20_indent">- Ну, вроде, у меня есть некоторые способности, мне б хотелось развить их.</text:p>
      <text:p text:style-name="First_20_line_20_indent">- Зачем?</text:p>
      <text:p text:style-name="First_20_line_20_indent">- Помогать другим.</text:p>
      <text:p text:style-name="First_20_line_20_indent">Да, прозвучало несколько заученно, но по сути, правда. Единственно, наверное, следовало бы добавить: «И просто хочется».</text:p>
      <text:p text:style-name="First_20_line_20_indent">- Так… Собираетесь ли Вы остаться для академической деятельности или будет достаточно обычной программы?</text:p>
      <text:p text:style-name="First_20_line_20_indent">- Обычной.</text:p>
      <text:p text:style-name="First_20_line_20_indent">- Готовы ли Вы воспользоваться платными курсами или бюджетной программой?</text:p>
      <text:p text:style-name="First_20_line_20_indent">- Если можно, бюджетной.</text:p>
      <text:p text:style-name="First_20_line_20_indent">Да уж, с моими-то финансами только на платные курсы и поступать.</text:p>
      <text:p text:style-name="First_20_line_20_indent">- <text:span text:style-name="T5">Хо-ро-шо-о, - протянул сидящий за столом человек и, откинувшись назад, добавил. - Можете сегодня устроиться в гостевой комнате, завтра, как отдохнёте, проведём проверку Ваших умений и решим, что делать дальше.</text:span></text:p>
      <text:p text:style-name="First_20_line_20_indent">- <text:span text:style-name="T6">Эм, извините…</text:span></text:p>
      <text:p text:style-name="First_20_line_20_indent">- <text:span text:style-name="T6">М?</text:span></text:p>
      <text:p text:style-name="First_20_line_20_indent"><text:soft-page-break/>- <text:span text:style-name="T6">А где тут туалет и столовая?</text:span></text:p>
      <text:p text:style-name="First_20_line_20_indent">Он промолчал, но новая дорожка из воздушных стрелок возникла в прямом смысле по мановению руки.</text:p>
      <text:p text:style-name="First_20_line_20_indent"/>
      <text:p text:style-name="First_20_line_20_indent">- <text:span text:style-name="T7">Меня зовут Алессандра Фош, можешь называть меня по имени, и я буду твоим куратором, если проверка способностей пройдёт нормально. Итак, какими заклинаниями ты обучена?</text:span></text:p>
      <text:p text:style-name="First_20_line_20_indent">- <text:span text:style-name="T7">Ну, воздушная волна…</text:span></text:p>
      <text:p text:style-name="First_20_line_20_indent">- <text:span text:style-name="T16">Психическая. Это заклинание психической волны. Я видела запись, так, ещё что?</text:span></text:p>
      <text:p text:style-name="First_20_line_20_indent">- <text:span text:style-name="T7">Да вроде, больше ничего, - я откровенно растерялась. - Я думала, тут обучусь.</text:span></text:p>
      <text:p text:style-name="First_20_line_20_indent">- <text:span text:style-name="T7">Ну, что-то ещё ты умеешь? Не обязательно такое наглядное. Предметы двигать, огонь или воду вызывать?</text:span></text:p>
      <text:p text:style-name="First_20_line_20_indent">- <text:span text:style-name="T7">Нет, - стыд вперемежку со страхом, что я провалю этот экзамен заставили меня по-идиотски пялиться в пол.</text:span></text:p>
      <text:p text:style-name="First_20_line_20_indent">- <text:span text:style-name="T7">Ну, раны залечивать хотя бы можешь?</text:span></text:p>
      <text:p text:style-name="First_20_line_20_indent">- <text:span text:style-name="T7">Нет, только боль снимать.</text:span></text:p>
      <text:p text:style-name="First_20_line_20_indent">- <text:span text:style-name="T7">Ну вот, уже что-то! Покажи мне!</text:span></text:p>
      <text:p text:style-name="First_20_line_20_indent">- <text:span text:style-name="T7">Как?</text:span></text:p>
      <text:p text:style-name="First_20_line_20_indent">Наставница выхватила тонкий нож прямо из воздуха и, захватив мою руку, воткнула его прямо в ладонь.</text:p>
      <text:p text:style-name="First_20_line_20_indent">От неожиданности я ахнула, но собралась, и боль ушла.</text:p>
      <text:p text:style-name="First_20_line_20_indent">- Теперь шрам останется, - мрачно пробормотала я.</text:p>
      <text:p text:style-name="First_20_line_20_indent">- Ничего, не переживай!- Она провела пальцем по порезу, и рана моментально исчезла.- Теперь на мне!</text:p>
      <text:p text:style-name="First_20_line_20_indent">Она резко воткнула нож себе в ногу и, не удержавшись, вскрикнула.</text:p>
      <text:p text:style-name="First_20_line_20_indent">Я бросилась к ней, наложила руки на порез и <text:span text:style-name="T8">сняла боль. Сморщившееся было лицо женщины расслабилось, она улыбнулась, и приободрила меня.</text:span></text:p>
      <text:p text:style-name="First_20_line_20_indent">- <text:span text:style-name="T8">Хорошо! Ты молодец!</text:span></text:p>
      <text:p text:style-name="First_20_line_20_indent">Совсем не прихрамывая, она повела меня к краю большой клумбы.</text:p>
      <text:p text:style-name="First_20_line_20_indent">- Встань возле этой силовой линии.</text:p>
      <text:p text:style-name="First_20_line_20_indent">- Какой?</text:p>
      <text:p text:style-name="First_20_line_20_indent">- Вот этой, ты разве не видишь?</text:p>
      <text:p text:style-name="First_20_line_20_indent">- Нет.</text:p>
      <text:p text:style-name="First_20_line_20_indent">Женщина хмыкнула.</text:p>
      <text:p text:style-name="First_20_line_20_indent">- То есть, ты не видишь силовые линии, а вообще, саму силу ощущаешь?</text:p>
      <text:p text:style-name="First_20_line_20_indent">- Нет, - появившееся было чувство уверенности снова пропало.</text:p>
      <text:p text:style-name="First_20_line_20_indent"><text:soft-page-break/>- Я слышала про магов, кто не может ощущать энергию, но прежде не встречала лично. Скажи, когда ты выходила с дирижабля, ты тоже ничего не чувствовала?</text:p>
      <text:p text:style-name="First_20_line_20_indent">- А что должно было быть?.. нет, ничего.</text:p>
      <text:p text:style-name="First_20_line_20_indent">- Интересно, интересно, - промурлыкала женщина.</text:p>
      <text:p text:style-name="First_20_line_20_indent">- Александра…</text:p>
      <text:p text:style-name="First_20_line_20_indent">- АлеССандра, безо всяких «»<text:span text:style-name="T14">Экс</text:span>», - резко оборвала меня собеседница, но тут же смягчилась. -Что ты хотела?</text:p>
      <text:p text:style-name="First_20_line_20_indent">- Если я не ощущаю силу, я не смогу стать магом?</text:p>
      <text:p text:style-name="First_20_line_20_indent">- Ну, отчего же? Магия, она, знаешь ли, бывает разная… Ты вообще знаешь, что она из себя представляет?</text:p>
      <text:p text:style-name="First_20_line_20_indent">- Нет, откуда?</text:p>
      <text:p text:style-name="First_20_line_20_indent">- Это жизненная сила, пропитывающая всё вокруг, <text:span text:style-name="T9">мелкие частички, что находятся во всём, что нас окружает, и мы взаимодействуем с ними…</text:span></text:p>
      <text:p text:style-name="First_20_line_20_indent">Посмотрев на моё серьёзное лицо, она рассмеялась.</text:p>
      <text:p text:style-name="First_20_line_20_indent">- Ты что, поверила? Пф! Ты б ещё поверила, что где-то в далёкой галактике есть империя, где среди звезд постоянно бушуют войны!.. Никто толком так и не смог выяснить, что такое магия, и чем она отличается от других видов энергии.</text:p>
      <text:p text:style-name="First_20_line_20_indent">Затем, она хлопнула себя по бедру, и энергично произнесла.</text:p>
      <text:p text:style-name="First_20_line_20_indent">- Итак, ещё тест. Тут, стоя у силовой линии (которую ты не видишь, но поверь, она тут и позволит усилить твои магические способности), мы попробуем открыть твои неизвестные ещё таланты.</text:p>
      <text:p text:style-name="First_20_line_20_indent">Она вытащила из земли небольшой декоративный зонтик, подбросила его в воздух и отправила летать над клумбой.</text:p>
      <text:p text:style-name="First_20_line_20_indent">- Попробуй притянуть его к себе, вот как-то так…</text:p>
      <text:p text:style-name="First_20_line_20_indent">Она вытянула руку вперёд, и зонтик полетел в её сторону. Я мысленно пожала плечами в ответ, и тут же летающая хреновина, не долетев до руки женщины буквально сантиметров пятнадцать, рванул<text:span text:style-name="T17">а</text:span> в мою сторону и чуть не врезал<text:span text:style-name="T17">а</text:span>с<text:span text:style-name="T17">ь</text:span> мне в нос.</text:p>
      <text:p text:style-name="First_20_line_20_indent">- Ой!</text:p>
      <text:p text:style-name="First_20_line_20_indent">Не знаю, кто из нас воскликнул раньше.</text:p>
      <text:p text:style-name="First_20_line_20_indent">- <text:span text:style-name="T10">Это что было?..Ты всё же смогла его притянуть?</text:span></text:p>
      <text:p text:style-name="First_20_line_20_indent">- <text:span text:style-name="T10">Да нет, - смутилась я. - Просто позвала.</text:span></text:p>
      <text:p text:style-name="First_20_line_20_indent">- <text:span text:style-name="T10">В смысле? Это как? - теперь женщина казалась по-настоящему удивлённой.</text:span></text:p>
      <text:p text:style-name="First_20_line_20_indent">- <text:span text:style-name="T10">Ну, как… Мысленно просила прилететь ко мне.</text:span></text:p>
      <text:p text:style-name="First_20_line_20_indent">- <text:span text:style-name="T10">Это у тебя в первый раз так получилось?</text:span></text:p>
      <text:p text:style-name="First_20_line_20_indent">- <text:span text:style-name="T10">Да нет, бывает обычно.</text:span></text:p>
      <text:p text:style-name="First_20_line_20_indent">- «<text:span text:style-name="T10">Обычно?!» То есть, ты просто мысленно приказала…</text:span></text:p>
      <text:p text:style-name="First_20_line_20_indent">- <text:span text:style-name="T10">Попросила. Если приказывать, точно ничего не получится.</text:span></text:p>
      <text:p text:style-name="First_20_line_20_indent"><text:soft-page-break/>- <text:span text:style-name="T10">То есть, просто: «лети сюда»?</text:span></text:p>
      <text:p text:style-name="First_20_line_20_indent">- <text:span text:style-name="T10">Ну да, что-то типа того.</text:span></text:p>
      <text:p text:style-name="First_20_line_20_indent">- <text:span text:style-name="T10">Так… Подожди…</text:span></text:p>
      <text:p text:style-name="First_20_line_20_indent">Она замерла на миг, а затем… Она просто растворилась в воздухе.</text:p>
      <text:p text:style-name="First_20_line_20_indent"/>
      <text:p text:style-name="First_20_line_20_indent">- <text:span text:style-name="T11">Приехали!..</text:span></text:p>
      <text:p text:style-name="First_20_line_20_indent">К такому повороту событий я готова не была.</text:p>
      <text:p text:style-name="First_20_line_20_indent">Ну, и что мне делать дальше? Стоять тут как дуре?</text:p>
      <text:p text:style-name="First_20_line_20_indent">Впрочем, долго размышлять не пришлось. Совсем скоро послышались быстрые шаги, и в зал вошли Алессандра и тот тип, <text:span text:style-name="T12">которого мне называли Мастером.</text:span></text:p>
      <text:p text:style-name="First_20_line_20_indent"/>
      <text:p text:style-name="First_20_line_20_indent">- <text:span text:style-name="T13">Покажи! - этот тип явно немногословен. Не знаю, почему, но мне он был как-то не сильно симпатичен.</text:span></text:p>
      <text:p text:style-name="First_20_line_20_indent">Алессандра кивнула и обратилась ко мне.</text:p>
      <text:p text:style-name="First_20_line_20_indent">- Давай, повторим. Позови зонтик снова.</text:p>
      <text:p text:style-name="First_20_line_20_indent">Я скорчила рожу, заменяя гримасой пожимание плечами.</text:p>
      <text:p text:style-name="First_20_line_20_indent">Зонтик, валявшийся на газоне, резко рванулся ко мне, так что я еле успела отклониться.</text:p>
      <text:p text:style-name="First_20_line_20_indent">- Уф!</text:p>
      <text:p text:style-name="First_20_line_20_indent">- Хорошо, мы берём её! - даже не глядя на меня, Мастер отвернулся и вышел.</text:p>
      <text:p text:style-name="First_20_line_20_indent">- Ну вот, видишь? Ничего страшного, ты принята.</text:p>
      <text:p text:style-name="First_20_line_20_indent"/>
      <text:p text:style-name="First_20_line_20_indent">Закусив губу, я обратилась к женщине.</text:p>
      <text:p text:style-name="First_20_line_20_indent">- Прошу прощения, можно ещё вопрос? У меня с финансами не очень, а цены в здешней столовой не самые гуманные. Можно ли тут как-то подзаработать?</text:p>
      <text:p text:style-name="First_20_line_20_indent">Алессандра кивнула.</text:p>
      <text:p text:style-name="First_20_line_20_indent">- Понимаю. Ладно, я всё устрою. А пока пойдём, покажу тебе тут всё.</text:p>
      <text:p text:style-name="First_20_line_20_indent"/>
      <text:p text:style-name="First_20_line_20_indent">- Ну, где столовая, душ и туалет ты уже в курсе. В этом здании спортзал, а в этом — классы по теории. В том жёлтом здании — лаборатория, туда лучше не ходить. Чисто для собственной безопасности! - уверила меня спутница.</text:p>
      <text:p text:style-name="First_20_line_20_indent">Угу, стала б я туда лезть без спроса! Мне ещё жить не надоело!</text:p>
      <text:p text:style-name="First_20_line_20_indent">- Так как год учебный начался уже давно, да и твои навыки несколько специфичны, видимо, ты будешь проходить отдельные курсы, в том числе под моим кураторством. Не знаю, сколько времени на это уйдёт, но пока можешь рассчитывать на три месяца.</text:p>
      <text:p text:style-name="First_20_line_20_indent">Видя моё удивление, <text:span text:style-name="T15">моя наставница рассмеялась.</text:span></text:p>
      <text:p text:style-name="First_20_line_20_indent"><text:soft-page-break/>- <text:span text:style-name="T15">А ты что думала, будешь тут несколько лет над книжками корпеть?</text:span></text:p>
      <text:p text:style-name="First_20_line_20_indent">- <text:span text:style-name="T15">Угу.</text:span></text:p>
      <text:p text:style-name="First_20_line_20_indent">- <text:span text:style-name="T15">Ты не рядовой случай, да и на академические курсы не собираешься, зачем же тебе терять время? Считай, что у тебя будут экспресс-курсы.</text:span></text:p>
      <text:p text:style-name="First_20_line_20_indent"/>
      <text:p text:style-name="First_20_line_20_indent">Не знаю, какая учебная программа была у других учащихся, но меня она повергала в некоторое недоумение. Утро начиналось со спортивных занятий. И это не просто зарядка, это был именно комплекс упражнений. На мой вопрос, зачем это всё, мне просто посоветовали посмотреть на тренировки типа той, что я застала, когда только прибыла в город. Что ж, этот урок был нагляден. Магия магией, но порой приходится и руками поработать… И ногами, если вдруг оказалось, что противник слишком силён.</text:p>
      <text:p text:style-name="First_20_line_20_indent">Послеобеденные посиделки в библиотеке, где, к счастью, меня не напрягали историей и философией, были тем не менее, ни разу не проще. География, анатомия, физика, химия, пусть и в облегчённом виде, но напрягали неслабо. Я с ужасом думала, как буду сдавать экзамен…</text:p>
      <text:p text:style-name="First_20_line_20_indent">После занятий я занималась подработкой, просто делала уборку в тренировочном здании. Не сказать, что это было тяжело или надолго, но всё же чуточку обидно, Когда остальные учащиеся хвастались друг перед другом своими достижениями и магическими навыками, мне приходилось орудовать щёткой и тряпкой. Но были и плюсы. Например, свежие сплетни и постоянное пополнение моего запаса конфет и даже шоколада, который участники тренировок оставляли за собой в больших количествах. Рядом в поисках забытых коробок постоянно крутился и парнишка, которого я встретила ещё в первый день. До разговоров у нас обычно не доходило, и мои приветственные кивки головой он, как правило, игнорировал.</text:p>
      <text:p text:style-name="P15">Я несколько раз пыталась узнать у кого-то ещё из числа других учащихся, кто этот парень, но в ответ получала лишь недоуменный взгляд. С одной стороны, это интриговало, с другой, заставляло задуматься, а стоит ли так любопытствовать. Но однажды я всё же спросила мисс Фош, что это за парень. Сперва на её лице прочиталось то же недоумение, что и у остальных, но потом оно сменилось пониманием.</text:p>
      <text:p text:style-name="P15">- Ах, Кевин! Ах, маленький засранец!</text:p>
      <text:p text:style-name="P15">Это был едва ли не единственный раз, когда я слышала какое-либо ругательство от своей наставницы.</text:p>
      <text:p text:style-name="P16">Глядя на мой слегка ошарашенный вид, она пояснила.</text:p>
      <text:p text:style-name="P16">- Я знаю его. Он тоже психик, как и ты. Но не такой же.</text:p>
      <text:p text:style-name="P16">- Это как?</text:p>
      <text:p text:style-name="P16">- Этот маленький гадёныш отучился три семестра, а потом пропал. Просто пропал отовсюду: из общежития, с уроков, даже в документах не осталось его следов.</text:p>
      <text:p text:style-name="P16">- Но я же его вижу, он постоянно крутится тут.</text:p>
      <text:p text:style-name="P16">- <text:span text:style-name="T23">В этом-то всё и дело. Он по-своему уникален. Ты уже учила материалы про защитную магию психиков?</text:span></text:p>
      <text:p text:style-name="P16">- <text:span text:style-name="T23">Да, но…</text:span></text:p>
      <text:p text:style-name="P16"><text:soft-page-break/>- <text:span text:style-name="T23">Да-да, я помню, что тебе она недоступна.</text:span></text:p>
      <text:p text:style-name="P17">Я снова вспомнила, что почти ничто не умею и никогда не смогу использовать.</text:p>
      <text:p text:style-name="P17">- Не переживай, - заметила моё настроение мисс Алессандра. - У тебя свои таланты. Это удел практически любого психика: никто не владеет даже половиной всех заклинаний, но у каждого своя «фишка».</text:p>
      <text:p text:style-name="P17">Она задумалась на мгновение.</text:p>
      <text:p text:style-name="P17">- О чём это я?</text:p>
      <text:p text:style-name="P17">- О таланте Кевина.</text:p>
      <text:p text:style-name="P17">- Кого?.. Ах, он мерзавец!</text:p>
      <text:p text:style-name="P17">Я непонимающе посмотрела на неё.</text:p>
      <text:p text:style-name="P17">- Мы про него говорили до этого?.. Так, пойдём скорее!</text:p>
      <text:p text:style-name="P17"><text:s/>Она схватила меня за руку и, резко рванув, быстрым шагом направилась в сторону <text:span text:style-name="T24">улицы. Там она не остановилась, а потащила меня к городским воротам. Выйдя за пределы города, она резко остановилась.</text:span></text:p>
      <text:p text:style-name="P17">- <text:span text:style-name="T24">Так… Зачем я тебя сюда привела?</text:span></text:p>
      <text:p text:style-name="P17">- <text:span text:style-name="T24">Не знаю! Может, из-за Кевина?</text:span></text:p>
      <text:p text:style-name="P18">Она нахмурилась.</text:p>
      <text:p text:style-name="P18">Меня, если честно, начали пугать её провалы в памяти. Причем, сильно пугать!</text:p>
      <text:p text:style-name="P18">- Кевин! - с отвращением произнесла она. А затем повторила свой эпитет в его адрес. - Мерзавец!</text:p>
      <text:p text:style-name="P18">- Да что с ним не так-то? - надрываясь, едва не кричала я.</text:p>
      <text:p text:style-name="P18">- Ты знаешь заклинание психиков «Дымовая завеса»?</text:p>
      <text:p text:style-name="P18">Я кивнула.</text:p>
      <text:p text:style-name="P18">- Так вот, его талант — это не просто отводить атаки, как физические, так и магические. Он отводит глаза!</text:p>
      <text:p text:style-name="P18">- То есть?</text:p>
      <text:p text:style-name="P18">- Ну, мы не успели изучить это умение, - она смутилась. - Это как массовый гипноз. Люди либо мгновенно забывают про его присутствие, либо вообще не замечают.</text:p>
      <text:p text:style-name="P18">До меня, кажется, стало доходить.</text:p>
      <text:p text:style-name="P18">- Так <text:s/>он всё равно что человек-невидимка!</text:p>
      <text:p text:style-name="P18">- Ну, почти. Ты могла заметить, что я тоже не могу защититься от него и постоянно забываю.</text:p>
      <text:p text:style-name="P18">- А почему я тогда помню и вижу?</text:p>
      <text:p text:style-name="P18">- Ты — психик. На тебя его заклинание не действует.</text:p>
      <text:p text:style-name="P18">Я задумалась.</text:p>
      <text:p text:style-name="P18">- А что ещё он умеет? Может, мне пригодится что-то?</text:p>
      <text:p text:style-name="P18"><text:soft-page-break/>- Это вряд ли. Я же говорила, каждый психик по-своему уникален. Я говорила это? - с долей неуверенности произнесла она.</text:p>
      <text:p text:style-name="P18">Я подтвердила.</text:p>
      <text:p text:style-name="P18">- А сюда мы пришли…</text:p>
      <text:p text:style-name="P18">- ...чтоб ослабло его заклинание. А то ты вообще будешь считать меня слабоумной маразматичкой, - мисс Фош улыбнулась.</text:p>
      <text:p text:style-name="P18">- То есть, и других спрашивать про него бесполезно?</text:p>
      <text:p text:style-name="P18">Она кивнула.</text:p>
      <text:p text:style-name="P18">- И на самом деле, он никуда не пропадал, а просто всех заморочил?</text:p>
      <text:p text:style-name="P18">- Да. По-видимому, он неплохо устроился тут. Интересно, чем он занимается.</text:p>
      <text:p text:style-name="P18">Я пожала плечами. Может, он и засранец, но пока что особого вреда я от него не замечала, так зачем же портить ему жизнь?</text:p>
      <text:p text:style-name="P18">Алессандра вздохнула.</text:p>
      <text:p text:style-name="P18">- Ладно, пойдём обратно.</text:p>
      <text:p text:style-name="P18">Мы медленно брели обратно в академию магов. Время от времени я посматривала на лицо своей наставницы, на котором сурово сжатые губы понемногу расслаблялись, а в глазах мелькала тень неуверенности от того, что она уже забыла, где мы были и о чём говорили.</text:p>
      <text:p text:style-name="P18">А я всё думала о своём. Как я могу стать магичкой, если мне недоступна большая часть магии, какие у меня есть магические таланты, как их развить и где они могут пригодиться.</text:p>
      <text:p text:style-name="P18">Проходя мимо <text:span text:style-name="T25">зала сдачи заданий, я снова увидела снующего туда-сюда в поисках волшебных коробок Кевина, на которого никто не обращал внимание. Я махнула ему рукой, но он, кажется, даже не заметил меня. Он выбрал путь невидимки даже для тех, кто его видел.</text:span></text:p>
      <text:p text:style-name="First_20_line_20_indent"/>
      <text:h text:style-name="P25" text:outline-level="3"><text:bookmark-start text:name="__RefHeading___Toc568_1746079646"/>Глава 2<text:bookmark-end text:name="__RefHeading___Toc568_1746079646"/></text:h>
      <text:p text:style-name="P1">Паровоз последний раз фыркнул и окончательно остановился. Проводник открыл двери и опустил лесенку, по которой немедленно, суетясь и толкаясь, стали спускаться пассажиры. Кто-то был налегке, кто-то тащил за собой кучи сумок и баулов. Я принадлежала к числу первых.</text:p>
      <text:p text:style-name="P1">Выйдя на перрон, я осмотрелась. Вокзал как вокзал.</text:p>
      <text:p text:style-name="P1">- Такси, такси!, - доносились с разных концов зазывающие крики. Ну, мне это было неинтересно.</text:p>
      <text:p text:style-name="P1">- Такси? - сунулся ко мне смуглый тип.</text:p>
      <text:p text:style-name="P1">- Нет, спасибо, - с улыбкой ответила я, и он тут же растворился в толпе других пассажиров.</text:p>
      <text:p text:style-name="P1">Рассудив, что самое простое будет <text:s/>- это пойти в том же направлении, что и остальные, я медленно брела в людском потоке, размышляя, как провести ближайшие пару дней, что надо будет проторчать в этом городе.</text:p>
      <text:p text:style-name="P1">Выйдя на площадь перед вокзалом, я снова осмотрелась и полной грудью вдохнула местный воздух. Как оказалось, напрасно. Туда и сюда сновала масса не только бывших и будущих <text:soft-page-break/>пассажиров, но и автомобилей. Эти новомодные экипажи быстро распространились по стране и немало действовали мне на нервы. Шумные, слишком быстрые для города и вонючие. Конечно, от лошадей тоже не сиренью пахнет, но то, что было в выхлопе этих самоходных повозок, это было во сто крат хуже. А ещё, они оставляли после себя столько сажи, что после часа прогулки мимо них белые вещи снова нуждались в стирке.</text:p>
      <text:p text:style-name="P1">«Хорошо, что у меня из белого только носовой платок», - подумалось сразу мне.</text:p>
      <text:p text:style-name="P1">Я достала из кармана плаща футляр, а из него очки с красными стёклами. Водрузив их на нос, я снова осмотрелась. Люди, машины, деревья — всё потускнело, зато отчётливо проявилась л<text:span text:style-name="T33">е</text:span>й-линия, слегка пульсирующая, по которой в западном направлении то и дело пробегали вспышки.</text:p>
      <text:p text:style-name="P1">Я сняла и убрала обратно очки, поправила сумку на плече и зашагала в ту сторону, неспешно, осматриваясь по сторонам., стараясь не глазеть, чтоб не выдавать в себе приезжую. Но, похоже, я мало кого интересовала, даже явно без дела слоняющиеся жители города не обращали на меня никакого внимания.</text:p>
      <text:p text:style-name="P1">Я всё шла и шла, а конечного пункта моего путешествия всё не было видно. Несколько обеспокоенная, я снова надела очки. Л<text:span text:style-name="T33">е</text:span>й-линия стала чуточку ярче, а далеко впереди замаячил узел. С облегчением, я зашагала быстрее. Очень неудобно, когда не получается отследить линии без использования спецсредств, таких, как эти очки, довольно дорогие, между прочим.</text:p>
      <text:p text:style-name="P1">Прикрыв рукой глаза от солнца, я посмотрела на вывеску. «Три Т». Ну, конечно! «Труд, терпение и Т». Что означала третья буква, мне никто так и не смог пояснить. Но зато я пришла куда надо.</text:p>
      <text:p text:style-name="P1">Толкнув застеклённую дверь, я вошла. Над головой тихо звякнул колокольчик. Мужчина, раскладывающий пасьянс на широкой стойке, оторвал взгляд от карт и с дежурной улыбкой посмотрел на меня.</text:p>
      <text:p text:style-name="P1">Я распахнула плащ, он прищурился, кивнул и, оттолкнувшись ногами, не вставая со своего кресла на колёсиках, откатился к соседнему столу. Достав тетрадь, он пролистал несколько страниц, а потом, помусолив кончик карандаша, обратился ко мне.</text:p>
      <text:p text:style-name="P1">- Имя?</text:p>
      <text:p text:style-name="P1">- Элфлай.</text:p>
      <text:p text:style-name="P1">- Цель?</text:p>
      <text:p text:style-name="P1">- Проездом на практику.</text:p>
      <text:p text:style-name="P1">- Срок:</text:p>
      <text:p text:style-name="P1">- Три дня, - твёрдо произнесла я, а про себя добавила. - «Надеюсь»</text:p>
      <text:p text:style-name="P1">- Хо-ро-шо… Второй этаж, налево по коридору, комната восемнадцать.</text:p>
      <text:p text:style-name="P1">- Спасибо.</text:p>
      <text:p text:style-name="P1">Но человек за стойкой уже вернулся к своему пасьянсу.</text:p>
      <text:p text:style-name="P2">Комната оказалась небольшой. Кровать, стол, стул и, что было неожиданно, раковина и кран с водой. Даже в академии обстановка была скромнее. Учитывая, что проживание для меня тут будет бесплатным, можно сказать, что эта комната — просто царские хоромы.</text:p>
      <text:p text:style-name="P2">Смыв с себя уличную пыль и сажу, я присела на край кровати. Конечно, можно было завалиться спать или сесть почитать <text:s/>что-нибудь, но я решила выйти, подышать воздухом, а заодно чем-нибудь <text:soft-page-break/>перекусить. Булка и вода, что я брала с собой, давно уже закончились, а стратегический запас шоколадных батончиков я решила пока не трогать, ибо кто знает, куда меня занесёт, Впрочем, один я переложила в карман плаща. Туда же отправилась и горсть монет из сумки. Саму же сумку я повесила на спинку стула, вздохнула и вышла.</text:p>
      <text:p text:style-name="P3">Спустившись на первый этаж,я не увидела никого в холле, но не особо удивилась или обеспокоилась. Знаю, когда надо будет, человек снова окажется на своём месте.</text:p>
      <text:p text:style-name="P3">Посмотрев на голубое небо и поразмыслив секунду, я решительно двинулась на юг, туда, куда направлялось больше всего народа.</text:p>
      <text:p text:style-name="P3">«Удивительно, сколько неработающих людей днём посреди недели!», <text:s/>- подумалось мне. Себя-то я к их числу, конечно, не причисляла.</text:p>
      <text:p text:style-name="P3">-Эй, красотка!</text:p>
      <text:p text:style-name="P3">Я отвлеклась от своих мыслей и посмотрела га обращавшегося ко мне коренастого парня, сидящего на крыльце одного из домов и лузгавшего семечки. Шелуху от сплёвывал на ступеньку у себя под ногами. Увидев, что я смотрю на него, он подмигнул и весело продолжил.</text:p>
      <text:p text:style-name="P3">- Куда идёшь? Может, прогуляемся вместе?</text:p>
      <text:p text:style-name="P3">Я молча распахнула плащ, чтоб стала видна моя униформа с шевроном магической академии. Улыбка пропала с лица парня, он выставил, то ли защищаясь, то ли успокаивая меня, обе руки ладонями вперёд,а зачтем стал сгребать в кучу шелуху от семечек. А я улыбнулась ему и пошла дальше. Мало кто без нужды любит общаться с магами, даже начинающими вроде меня.</text:p>
      <text:p text:style-name="P3">Скоро улица вывела меня на площадь, где по-видимому расположился местный базар. Фургоны, повозки, передвижные лавки и просто столы, заваленные всякой всячиной, а ещё много-много людей. Монотонный шум торговцев и покупателей заглушал даже проезжающие по краю площади машины. А запахи!.. Стоило пройти несколько шагов, как душный запах духов сменялся солоноватым запахом копчёной свинины, а ещё через несколько метров его перекрывал свежий аромат фруктов, который уступал место невероятно мощному духу вежей выпечки, стоило лишь перейти к соседней повозке. На первый взгляд, никакой системы в расположении торговцев не было. Мясо чередовалось с фруктами, рыба с одеждой, а ножи и топоры соседствовали со сладостями. Короче, бард<text:span text:style-name="T18">а</text:span>к. Я поморщилась.</text:p>
      <text:p text:style-name="P3">- <text:span text:style-name="T18">Эй, Элфлай!</text:span></text:p>
      <text:p text:style-name="P4">Неожиданный окрик застал меня врасплох. Ну, это было естественно. Вряд ли, приезжая в незнакомый город, ожидаешь, что кто-то окликнет тебя по имени. Впрочем, моя наставница скорее всего не приняла бы такую отговорку. Она говорила, что всегда надо быть наготове.</text:p>
      <text:p text:style-name="P4">- О, привет! - боюсь, не очень уверенно я ответила протискивающемуся ко мне парню. Он показался мне смутно знакомым. Кажется, я видела его в академии. Ну да, шеврон старшего курса подсказал мне, что я не ошиблась.</text:p>
      <text:p text:style-name="P4">- Приятно видеть знакомое лицо! Ты как тут?</text:p>
      <text:p text:style-name="P4">- Да проездом, на практику.</text:p>
      <text:p text:style-name="P4">- Ясно, <text:s/>- он улыбнулся. - Пойдём посидим, поболтаем? А то жуть как скучно.</text:p>
      <text:p text:style-name="P4">Заметив, что я замялась, он торопливо добавил.</text:p>
      <text:p text:style-name="P4">- Я угощаю.</text:p>
      <text:p text:style-name="P5"><text:soft-page-break/>Угощение угощением, но наглеть всё же не стоило, так что я заказала только булку и стакан чая. Но сладкого. Что поделать, ну люблю я сладкое!</text:p>
      <text:p text:style-name="P5">- Извини, - смущаясь, сказала я. Забыла твоё имя.</text:p>
      <text:p text:style-name="P5">- Скорее, и не знала?</text:p>
      <text:p text:style-name="P5">Он рассмеялся, глядя на моё выражение лица.</text:p>
      <text:p text:style-name="P5">- Да ладно, всё нормально. Меня зовут Лэнс.</text:p>
      <text:p text:style-name="P5">- Как Ланселот?</text:p>
      <text:p text:style-name="P5">Он снова хохотнул.</text:p>
      <text:p text:style-name="P5">- Ну да.</text:p>
      <text:p text:style-name="P5">- Ты огневик же? - спросила я наугад, просто исходя из того, что большинство магов своей стихией выбирали огонь.</text:p>
      <text:p text:style-name="P5">- Угу.</text:p>
      <text:p text:style-name="P5">Он щёлкнул пальцами, и вокруг него закрутились три маленьких огонька. Движением пальца он заставил их летать быстрее.</text:p>
      <text:p text:style-name="P5">- Эй! - крикнул возмущённо хозяин заведения.</text:p>
      <text:p text:style-name="P5">Лэнс схлопнул огоньки ладонями, а когда развёл руки, никаких следов огня не осталось.</text:p>
      <text:p text:style-name="P5">- Так что ты здесь делаешь?</text:p>
      <text:p text:style-name="P5">- Каникулы. Это же мой родной город. Вот, приехал навестить родителей. Уже две недели тут.</text:p>
      <text:p text:style-name="P5">- И чем занимаешься?</text:p>
      <text:p text:style-name="P5">- Гуляю да купаюсь.</text:p>
      <text:p text:style-name="P5">На мой вопросительный взгляд он пояснил.</text:p>
      <text:p text:style-name="P5">- Тут есть река. Не очень большая, зато вода чистая. Пока ещё, - добавил он, поморщившись, после небольшой паузы.</text:p>
      <text:p text:style-name="P5">- Если честно, удивлена, что ты меня узнал.</text:p>
      <text:p text:style-name="P5">- Хо-хо! Встретить мага, это уже событие. А уж тебя узнать… Ты вообще-то пользуешься определённой известностью в академии.</text:p>
      <text:p text:style-name="P5">Этого ещё не доставало. Не очень приятно, хоть и ожидаемо. Психиков-магов вообще было немного, а тех, кто появляется в середине учебного года и учится по индивидуальной программе <text:s/>и вовсе по пальцам одной руки можно перечесть, ещё и четыре пальца останутся незадействованными.</text:p>
      <text:p text:style-name="P5">- Ты где остановилась, кстати?</text:p>
      <text:p text:style-name="P5">- У наблюдателя.</text:p>
      <text:p text:style-name="P5">- В «Тир Т», что ли? - он понимающе кивнул.</text:p>
      <text:p text:style-name="P5">- Я же тут ненадолго, просто проездом.</text:p>
      <text:p text:style-name="P5">- Да не извиняйся, я понимаю, нормально всё.</text:p>
      <text:p text:style-name="P5">Он задумчиво покусал губы.</text:p>
      <text:p text:style-name="P5"><text:soft-page-break/>- Может, тебе показать город? Или у тебя какие-то другие планы?</text:p>
      <text:p text:style-name="P5">- <text:span text:style-name="T19">Да в общем, нет. Но давай не сегодня, ладно? Я только приехала.</text:span></text:p>
      <text:p text:style-name="P5">- <text:span text:style-name="T19">Отлично! - он хлопнул себя по коленям и снова широко улыбнулся. - Тогда давай завтра часов в десять на этом же месте.</text:span></text:p>
      <text:p text:style-name="P6">Затем поспешно добавил.</text:p>
      <text:p text:style-name="P6">- Я снова угощаю.</text:p>
      <text:p text:style-name="P6">Видя мои смущение и неуверенность, он добавил.</text:p>
      <text:p text:style-name="P6">- Да ладно тебе! Денег у меня хватит, а делать особо нечего. Ну, соглашайся! </text:p>
      <text:p text:style-name="P6">Нехотя, но я согласилась. В конце концов, бесплатный завтрак, это уже неплохо. Да и потерпеть компанию малознакомого, зато мага, можно потерпеть денёк.</text:p>
      <text:p text:style-name="P6">Уже растянувшись на кровати в своей комнате, я корила себя за то, что поддалась. Но что я теряю?</text:p>
      <text:p text:style-name="P6">«Только один день», <text:s/>- то ли успокаивала, то ли укоряла я себя.</text:p>
      <text:p text:style-name="P7"/>
      <text:p text:style-name="P7">Дождик, прошедший с утра, был как ни более кстати, ибо мой плащ, который больше напоминал дождевик, смотрелся вполне адекватно. А Лэнс, кстати, опаздывал. Пока его ждала, я развлекалась тем, что пялилась на редких посетителей да пальцами дорисовывала узоры, образованные каплями воды на плохо вытертой столешнице. Ну и время от времени поглядывала на хозяина заведения, который неодобрительно косился в мою сторону.</text:p>
      <text:p text:style-name="P7">Я и так готова была простить коллегу-мага, а когда увидела его, и вовсе оставила мысли о том, чтоб обидеться. Ибо Лэнс появился в мрачном расположении духа, а под левым глазом у него темнел большой синяк.</text:p>
      <text:p text:style-name="P7">- Ого!</text:p>
      <text:p text:style-name="P8">Лэнс сморщил нос, показывая, что это мелочь, не заслуживающая внимания. Я подавила движение, когда дёрнулась, чтоб пощупать глаз.</text:p>
      <text:p text:style-name="P8">- Ты что, можешь это вылечить?</text:p>
      <text:p text:style-name="P8">- Да нет.</text:p>
      <text:p text:style-name="P8">- Ну и не беспокойся тогда.</text:p>
      <text:p text:style-name="P8">Он глубоко вздохнул и после выдоха нацепил на себя свою дежурную улыбку.</text:p>
      <text:p text:style-name="P8">- Ну, заказывай,я сам ещё не завтракал.</text:p>
      <text:p text:style-name="P8">Я снова выбрала булку и сладкий чай, а Лэнс заказал себе отбивную и кружку пива.</text:p>
      <text:p text:style-name="P8">- На такой диете ты скоро сама округлишься и станешь похожа на булочку, - пошутил он.</text:p>
      <text:p text:style-name="P8">- Да не, не в коня корм, - шутливо ответила я. - И не думаешь ли ты, что я этим только и питаюсь?</text:p>
      <text:p text:style-name="P8">- Угу, ещё конфетами и шоколадками.</text:p>
      <text:p text:style-name="P8">Я густо покраснела. Вся академия знала о моей любви к сладостям.</text:p>
      <text:p text:style-name="P8"><text:soft-page-break/>Но тут принесли наш заказ, и следующие несколько минут мы провели в молчании, поглощая нашу еду и напитки. Когда всё было выпито и съедено, Лэнс вытер руки о свои штаны и деловито произнёс.</text:p>
      <text:p text:style-name="P8">- Вот и чудненько! Ну что, куда пойдём?Ярмарка, кино, музей, на речку, по магазинам? Кстати, почему ты не в парадной форме?</text:p>
      <text:p text:style-name="P8">- В походной мне удобнее, - буркнула я. Не стану же я признаваться, что на парадную ещё не заработала. Да и щеголять в юбке, чтоб на меня пялились, тоже особого желания не было. А так, длинная рубашка, свободные брюки и высокие ботинки меня вполне устраивали.</text:p>
      <text:p text:style-name="P8">- Ну так куда пойдём?</text:p>
      <text:p text:style-name="P8">- Давай, на реку, - я б и в музей сходила, но подумала, что за проход к воде-то с меня плату требовать не будут.</text:p>
      <text:p text:style-name="P8">Идти оказалось не так уж и далеко. И вообще, присматриваясь к городу, пока мы шли, я подумала, что он не так велик, как показалось мне по приезду.</text:p>
      <text:p text:style-name="P8">Впереди что-то заблестело, и улица оборвалась большой поляной, которая и примыкала к реке. Если честно, меня постигло разочарование. Не узкая, не широкая, не такая уж и чистая, но пока не до такой степени, чтоб бояться заходить в неё. И совсем не живописная. Слева жалкой кучкой рос тростник, а чуть поодаль справа шли какие-то сараи. Птиц ни на берегу ни в воде не было.</text:p>
      <text:p text:style-name="P9">Видимо, Лэнс заметил моё разочарование.</text:p>
      <text:p text:style-name="P9">- Ой, да ладно! Конечно, это не причал, там увлекательнее, но сейчас слишком людно.</text:p>
      <text:p text:style-name="P9">- Угу, ну а тут вообще никого.</text:p>
      <text:p text:style-name="P9">- Ну, это один из трёх пляжей. Тут народ вообще не особо большой любитель купаться.</text:p>
      <text:p text:style-name="P9">- Что, так загадили речку?</text:p>
      <text:p text:style-name="P9">Он рассмеялся.</text:p>
      <text:p text:style-name="P9">- Да не, просто мода на пляжи до нас ещё не дошла. На самом деле тут неплохо, даже рыба водится.</text:p>
      <text:p text:style-name="P9">Он кивнул на одинокого рыбака, сонно следящего за поплавком.</text:p>
      <text:p text:style-name="P10">Внезапно Дэнс словно споткнулся, сделал шаг к речке и чуть было не упал в воду. На мотнувшейся голове появилась кровь, а под ноги ему упал большой камень.</text:p>
      <text:p text:style-name="P10">- Вы посмотрите, кто снова попался, и в этот раз с подружкой. И тоже ведьмочкой!</text:p>
      <text:p text:style-name="P10">С той стороны, откуда мы пришли, к нам приближалась компания из шести не особо дружелюбно настроенных парней.</text:p>
      <text:p text:style-name="P10">- Механики! - презрительно выплюнул Лэнс. И пояснил. - Полные отморозки, любители техники. Магов они не любят.</text:p>
      <text:p text:style-name="P10">Я конечно слышала о таких, но лицом к лицу сталкивалась впервые.</text:p>
      <text:p text:style-name="P10">- И что делать?</text:p>
      <text:p text:style-name="P10"><text:s/>- Защищаться. Есть другие предложения?</text:p>
      <text:p text:style-name="P10">Я быстро прикоснулась к Лэнсу и сняла боль. И на всякий случай распахнула плащ.</text:p>
      <text:p text:style-name="P10"><text:soft-page-break/>Лэнс быстро наколдовал стену огня между магоненавистниками и нами.</text:p>
      <text:p text:style-name="P10">- Помнишь занятия в академии?</text:p>
      <text:p text:style-name="P10">- Угу, - с некоторым сомнением ответила я.</text:p>
      <text:p text:style-name="P10">- <text:span text:style-name="T20">Ну так вот, здесь иначе. Никаких правил. Но постарайся никого не убить.</text:span></text:p>
      <text:p text:style-name="P11">Я хмыкнула. Как бы меня не убили.</text:p>
      <text:p text:style-name="P11">А затем механики перепрыгнули через огонь.</text:p>
      <text:p text:style-name="P11">- <text:span text:style-name="T21">Подготовились! - процедил сквозь зубы Лэнс, глядя на насквозь пропитанную водой одежду.</text:span></text:p>
      <text:p text:style-name="P11">- <text:span text:style-name="T21">А то! - произнёс кто-то, и механики бросились на нас.</text:span></text:p>
      <text:p text:style-name="P12">Четверо сразу кинулись к Лэнсу, а двое ко мне. Один из них схватил меня за плащ и так рванул, что меня развернуло, а сам плащ остался в руках нападающего, <text:s/>который тут же отбросил его назад как ненужную тряпку. Второй в это время замахивался, но из-за рывка промахнулся и сам чуть не упал в воду. Пока он выпрямлялся и снова бросился ко мне, я кое-как блокировала удар первого и «позвала» плащ.</text:p>
      <text:p text:style-name="P12">Если чужие, незнакомые предметы могут не подчиниться, то мои собственные вещи приходят ко мне всегда. А так как на пути был хулиган, плащ со всего маха налетел на него. Пока не ожидавший такого бандит пытался высвободиться и обрести равновесие, я отбила удар второго и с силой втянула воздух.</text:p>
      <text:p text:style-name="P12">Не знаю, воздушная то волна или психическая, но заклинание подействовало. Она шорохом прокатилась по траве, отбросив атаковавших меня метра на три в сторону. Я посмотрела в ту сторону, где был Лэнс.</text:p>
      <text:p text:style-name="P12">Его дела обстояли гораздо. Он почти не был виден за спинами нападающих. Впрочем, один из них обернулся в мою сторону и увидев, что его подельники лежат на траве, кинулся на меня. Едва ли не первое, чему нас учат на поединках, это ставить блок. Наверное, не без помощи магии это так быстро и надёжно вдалбливается, что блокировать удары выходит практически бессознательно.</text:p>
      <text:p text:style-name="P12">Отбивая удар за ударом, я старалась гасить боль, так как атакующий был значительно сильнее и тяжелее меня. Потому и отводить его удары становилось всё сложнее. А в той куче, что образовали оставшиеся три механика и мой коллега то и дело вспыхивали, но быстро гасли с шипением вспышки огня.</text:p>
      <text:p text:style-name="P12">Вдруг, с негромким рокотом позади бандитов зажглась новая стена огня, а от самого Лэнса буквально через пару секунд разошлось, отталкивая дерущихся, огненное кольцо. Похоже, одежда механиков уже достаточно высохла, чтоб перестать защищать их от жара.</text:p>
      <text:p text:style-name="P12">Как только Лэнс освободился, он схватил за шиворот и отбросил от меня оставшегося на ногах бандита и коротко бросил.</text:p>
      <text:p text:style-name="P12">- Бежим!</text:p>
      <text:p text:style-name="P12">Он так сильно тянул меня за руку, что я еле успела снова позвать свой плащ, и мы помчались прочь.</text:p>
      <text:p text:style-name="P12">Позади послышались чертыхания поднимающихся людей и стук их ботинок, когда они бросились за нами следом.</text:p>
      <text:p text:style-name="P12">- Куда? - задыхаясь, спросила я.</text:p>
      <text:p text:style-name="P12"><text:soft-page-break/>- В «Три Т», конечно.</text:p>
      <text:p text:style-name="P12">Такой вариант меня вполне устраивал.</text:p>
      <text:p text:style-name="P12">- Механики! - крикнул Лэнс на входе.</text:p>
      <text:p text:style-name="P12">Человек за прилавком внимательно посмотрел на нас, кивнул в сторону дивана у дальней стены и и щёлкнул пальцами. Не успели мы усесться, как дверь распахнулась, все шестеро преследователей ворвались внутрь и замерли на пороге.</text:p>
      <text:p text:style-name="P12">- Где они?</text:p>
      <text:p text:style-name="P12">Сидящий за прилавком показал вы сторону одной из дверей. Шумная компания бросилась туда. Отворив дверь, они выбежали в какой-то проулок, замерли на мгновение, осматриваясь, а потом снова побежали.</text:p>
      <text:p text:style-name="P12">- Магия? - на всякий случай переспросила я.</text:p>
      <text:p text:style-name="P12">- Угу, - почему-то шёпотом ответил Лэнс и добавил уже нормальным голосом. - Похоже, сегодня мне придётся переночевать здесь.</text:p>
      <text:p text:style-name="P12">- У меня нельзя! - поспешно воскликнула я.</text:p>
      <text:p text:style-name="P12">- Номер четырнадцать, - спокойно, словно ничего не произошло, сказал человек за прилавком.</text:p>
      <text:p text:style-name="P12">- У вас есть аптечка или лекарь? - спросила я его.</text:p>
      <text:p text:style-name="P12">Он отрицательно покачал головой.</text:p>
      <text:p text:style-name="P12">- Да ничего страшного, - осторожно ощупывая бока, произнёс Лэнс.- Вот только пару рёбер, кажется, сломали.</text:p>
      <text:p text:style-name="P12">Он вздохнул.</text:p>
      <text:p text:style-name="P12">- Придётся возвращаться в академию раньше, чем планировал.</text:p>
      <text:p text:style-name="P12">Затем он переключил внимание на меня.</text:p>
      <text:p text:style-name="P12">- А ты молодец, здорово держалась!</text:p>
      <text:p text:style-name="P12">- Да просто повезло. Ах ты ж!.. - я ощупала плащ. Левый рукав его был порван.</text:p>
      <text:p text:style-name="P12">- Что, ниток с иголкой нет?</text:p>
      <text:p text:style-name="P12">- Да есть, просто обидно. Он ещё совсем новый. Был.</text:p>
      <text:p text:style-name="P12">- Ладно, надо всё же пойти прилечь.</text:p>
      <text:p text:style-name="P12">- А мне что делать?</text:p>
      <text:p text:style-name="P12">- Видимо, придётся посидеть тут хотя б до завтра. Ты же завтра уезжаешь?</text:p>
      <text:p text:style-name="P12">- Ну да. Кстати! Ты говорил, что родом отсюда. Разве тебе никого не надо предупредить?</text:p>
      <text:p text:style-name="P12">- Кому надо, уже знают, - загадочно ответил Лэнс, медленно поднимаясь по лестнице.</text:p>
      <text:p text:style-name="P12">Я ещё раз огорчённо посмотрела на порванный плащ и пошла следом.</text:p>
      <text:p text:style-name="P12">Кое-как умывшись, я села за починку плаща. Это не заняло много времени. Тут я вспомнила, что у Лэнса в отличие от меня нет ничего поесть, потому достала из сумки пару шоколадных батончиков, вышла в коридор и постучала в дверь четырнадцатого номера.</text:p>
      <text:p text:style-name="P12"><text:soft-page-break/>Дверь отворилась не сразу. На пороге возник Лэнс, бледный, умывшийся, держащийся рукой за бок. За ним была видна комната, копия той, в которой остановилась и я.</text:p>
      <text:p text:style-name="P12">- Я подумала, тебе ведь даже поесть нечего. Вот, возьми!, - я протянула ему батончики.</text:p>
      <text:p text:style-name="P12">Как только наши руки соприкоснулись, я сняла с него боль. Он улыбнулся в ответ.</text:p>
      <text:p text:style-name="P12">- Сластёна!</text:p>
      <text:p text:style-name="P12"/>
      <text:h text:style-name="P25" text:outline-level="3"><text:bookmark-start text:name="__RefHeading___Toc570_1746079646"/>Глава 3<text:bookmark-end text:name="__RefHeading___Toc570_1746079646"/></text:h>
      <text:p text:style-name="First_20_line_20_indent">- Сегодня мы пойдём в одно особенное место.</text:p>
      <text:p text:style-name="First_20_line_20_indent">- Мне надо как-то подготовиться?</text:p>
      <text:p text:style-name="First_20_line_20_indent">- М-м, нет. Пожалуй, нет.</text:p>
      <text:p text:style-name="First_20_line_20_indent">Идти оказалось на удивление долго. Пересекающиеся словно лабиринт коридоры, мало дверей и ещё меньше людей. Похоже, действительно, место особенное.</text:p>
      <text:p text:style-name="First_20_line_20_indent">Мисс Алессандра Фош <text:span text:style-name="T22">хранила молчание. Шла она как всегда неспешно, но в то же время энергично. Всегда завидовала, как это у неё получалось. Наверняка, моя-то походка по сравнению с её была совсем косолапой.</text:span></text:p>
      <text:p text:style-name="First_20_line_20_indent">- <text:span text:style-name="T22">Пришли.</text:span></text:p>
      <text:p text:style-name="P13">Я без особого интереса уставилась на массивную дверь, которой заканчивался очередной коридор.</text:p>
      <text:p text:style-name="P13">- И помни, никакой магии внутри! Даже малейшей.</text:p>
      <text:p text:style-name="P13">- Так может, лучше было бы табличку какую-нибудь тогда повесить на входе?</text:p>
      <text:p text:style-name="P13">- Зачем?</text:p>
      <text:p text:style-name="P13">- Ну, чтоб народ знал, что там нельзя колдовать.</text:p>
      <text:p text:style-name="P13">У мисс Фош было такое выражение, будто она ни разу не задумывалась о подобном и сейчас была ошарашена очевидностью такой идеи.</text:p>
      <text:p text:style-name="P13">Вздрогнув, она очнулась и с видимым усилием потянула дверь на себя. После секундной задержки та мягко и бесшумно поддалась.</text:p>
      <text:p text:style-name="P13">Большой зал, куда мы вошли, ничем особым не отличался от множества других, если только не брать в расчёт, что немногочисленные столы были плотно придвинуты к стенам, оставляя в центре пустое место.</text:p>
      <text:p text:style-name="P13">- Вот!</text:p>
      <text:p text:style-name="P13">- Что «вот»?</text:p>
      <text:p text:style-name="P13">- Ах, совсем забыла, - огорчилась мисс Фош.- Секунду!</text:p>
      <text:p text:style-name="P13">Она выскочила обратно за дверь и исчезла.</text:p>
      <text:p text:style-name="P13">За пять минут, что её не было, я ещё раз осмотрела зал и, не найдя ничего увлекательного, откровенно заскучала. Появившись у меня за спиной, Алессандра коснулась моего плеча. Это было так неожиданно, что я отскочила в сторону и выставила блок.</text:p>
      <text:p text:style-name="P13"><text:soft-page-break/>- Смотрю, тебя всё же научили чему-то. Это хорошо. Вот, держи! - она протянула мне футляр, в котором лежали очки с красными стёклами.</text:p>
      <text:p text:style-name="P13">Я надела из и снова посмотрела на зал.</text:p>
      <text:p text:style-name="P13">- Ого! - не сдержалась я. - Это что?</text:p>
      <text:p text:style-name="P13">- Это и есть силовые, л<text:span text:style-name="T33">е</text:span>й-линии.</text:p>
      <text:p text:style-name="P13">- Но разве они не должны просто пересекаться?</text:p>
      <text:p text:style-name="P13">- В этом и есть особенность этого места.</text:p>
      <text:p text:style-name="P13">Целых три светящихся линии выходили из стен зала и исчезали на противоположной стороне. В месте их пересечения… Впрочем, пересечения как такового не было. Там, где они подходили друг к другу, они закручивались в ослепляюще голубую, медленно вращающуюся спираль.</text:p>
      <text:p text:style-name="P13">- Красиво! И что, колдовать тут нельзя, так ак заклинания слишком мощные получаются?</text:p>
      <text:p text:style-name="P13">- О да! Но не это главное. Видишь, как они закручены? - спросила мисс Фош очевидную вещь, имея в виду л<text:span text:style-name="T33">е</text:span>й-линии.</text:p>
      <text:p text:style-name="P13">- Конечно.</text:p>
      <text:p text:style-name="P13">Но она продолжила, не дожидаясь моего ответа.</text:p>
      <text:p text:style-name="P13">- Искривление даёт эффект искажения и самих заклинаний. Последний раз, когда один известный маг решил вызвать огненную сферу, два этажа академии по колено завалило рыбой. Жареной.</text:p>
      <text:p text:style-name="P13">Потрясённо, я попыталась представить такое количество рыбы.</text:p>
      <text:p text:style-name="P13">- И куда её дели?</text:p>
      <text:p text:style-name="P13">- Часть съели, конечно, а часть, что была подальше отсюда, развеяли. Запах неделю не мог выветриться, несмотря на старания наших специалистов.</text:p>
      <text:p text:style-name="P13">- А ещё что случалось?</text:p>
      <text:p text:style-name="P13">- Ещё? Ну, самое безобидное, что я могу вспомнить, это как при попытке мысленно притянуть к себе упавшую книгу, один тип телепортировал себя и и стоящих рядом магов в женскую баню в соседнем городе.</text:p>
      <text:p text:style-name="P13">Я прыснула.</text:p>
      <text:p text:style-name="P13">- Серьёзно! Мы с трудом замяли скандал, когда посреди голых женщин появилось четыре ошалевших мужика. Ладно, пойдём. И запомни на будущее: увидишь спираль, лучше не колдуй!</text:p>
      <text:p text:style-name="P13"/>
      <text:p text:style-name="P14">Грохот был такой, что заглушил все прочие звуки. А когда он резко оборвался, то оставил после себя тишину, как если б я оглохла. Я даже специально щелкнула пальцами. Нет, со слухом всё было в порядке.</text:p>
      <text:p text:style-name="P14">В классе, где я сидела за очередным учебником, кроме меня никого больше не было, почти все были на еженедельной тренировке, так что даже поделиться мыслями было не с кем.</text:p>
      <text:p text:style-name="P14">Кто-то пробежал по коридору. Судя по стуку каблуков, явно кто-то из студентов. В общем-то логично. Мастера в случае крайней необходимости наверняка просто переносились на то место, куда им было надо. Если честно, я им несколько завидовала. Я так не умела и никогда не смогу, как мне <text:soft-page-break/>доходчиво пояснили на одном из уроков элементоведения. Мне вообще недоступны очень многие умения, мрачно в такие моменты вспоминаю я. <text:span text:style-name="T26">И ещё, кажется на этой почве у меня развивается комплекс неполноценности.</text:span></text:p>
      <text:p text:style-name="P19"><text:span text:style-name="T27">Конечно, я выглянула из класса и разумеется, никого не увидела. А потому, я просто вышла и неспешно пошла в сторону </text:span><text:span text:style-name="T29">информационного зала, ведя рукой по стене. Так, на всякий случай.</text:span></text:p>
      <text:p text:style-name="P21">Ещё на подходе, я услышала гул голосов. Догадка оказалась верна, и внутри была толпа народа. Впрочем, похоже, толком никто не знал, что происходит, и потому, когда раздался громкий голос дежурного, все замолчали.</text:p>
      <text:p text:style-name="P21">- Внимание, в зоне аномальности произошёл инцидент. Пока последствия не будут прояснены и устранены, приказ, не использовать магию внутри академии, кроме крайних случаев и после консультации с преподавателями.</text:p>
      <text:p text:style-name="P21">Сообщение повторили ещё дважды, после чего в зале снова поднялся шум. Это было неприятно, и я вышла.</text:p>
      <text:p text:style-name="P22"><text:span text:style-name="T28">«Зона аномальности» - это зал с </text:span><text:span text:style-name="T30">перекрученными </text:span><text:span text:style-name="T28">лей-линиями. Скорее уж, </text:span><text:span text:style-name="T30">это </text:span><text:span text:style-name="T28">«зона ненормальности». </text:span><text:span text:style-name="T30">Интересно, что там произошло? Разумеется, соваться я туда по доброй воле не стану. Мало ли что там творится, не хватало ещё, чтоб меня куда-нибудь телепортировало или вообще вывернуло на изнанку.</text:span></text:p>
      <text:p text:style-name="P22"><text:span text:style-name="T30"/></text:p>
      <text:p text:style-name="P23"><text:span text:style-name="T30">В</text:span><text:span text:style-name="T28">олшебник, которому не дают творить волшебство — это жуть. Молодой волшебник — это вообще катастрофа. Это я усвоила уже давно, возможно даже, на своём собственном примере.</text:span></text:p>
      <text:p text:style-name="P23"><text:span text:style-name="T28">Короче! Чем заняться, когда нельзя практиковаться в любимом деле? Чтение, спорт, здоровый сон? Да! Выпивка? Три раза «да»!</text:span></text:p>
      <text:p text:style-name="P24"><text:span text:style-name="T31">Естественно, в местной забегаловке, по какой-то нелепой ошибке названной баром, было не протолкнуться. И тем не менее, несмотря на тесноту, народ как-то умудрялся разделиться на несколько отдельных компаний. В дальнем углу, который по площади больше походил на половину всего заведения, тусовались старшекурсники, налево от входа устроились середнячки. Но это были парни, девчонки же занимали практически всё остальное место. Кроме одного столика. За ним расположилась парочка преподавателей.</text:span></text:p>
      <text:p text:style-name="P23"><text:span text:style-name="T28">Я долго думала, к кому присоединиться. Так уж сложилось, что я так и не сошлась толком ни с кем поближе. Да что лукавить, практически всё моё общение сводилось к разговорам с моим куратором и преподавателями. В общем, я стояла, как дура, в дверях, когда раздался громкий «БУМ!» </text:span></text:p>
      <text:p text:style-name="P23"><text:span text:style-name="T28">«</text:span><text:span text:style-name="T32">И тут все исчезли», - произнесла про себя я.</text:span></text:p>
      <text:p text:style-name="P23"><text:span text:style-name="T32"/></text:p>
      <text:p text:style-name="P23"><text:span text:style-name="T32">«Нет, не так! И все внутри превратились в камень, только я осталась стоять невредимая.»</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text-properties style:font-name="Arial Unicode MS" fo:font-family="'Arial Unicode MS'" style:font-style-name="Обычный" style:font-family-generic="swiss" style:font-pitch="variable" fo:font-size="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7T18:59:39.375000000</meta:creation-date>
    <dc:date>2019-11-21T21:21:12.446000000</dc:date>
    <meta:editing-duration>P3DT41M55S</meta:editing-duration>
    <meta:editing-cycles>32</meta:editing-cycles>
    <meta:generator>LibreOffice/6.3.3.2$Windows_X86_64 LibreOffice_project/a64200df03143b798afd1ec74a12ab50359878ed</meta:generator>
    <meta:document-statistic meta:table-count="0" meta:image-count="0" meta:object-count="0" meta:page-count="20" meta:paragraph-count="446" meta:word-count="6840" meta:character-count="41510" meta:non-whitespace-character-count="35095"/>
  </office:meta>
</office:document-meta>
</file>